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2.521cm"/>
    </style:style>
    <style:style style:name="co7" style:family="table-column">
      <style:table-column-properties fo:break-before="auto" style:column-width="3.692cm"/>
    </style:style>
    <style:style style:name="co8" style:family="table-column">
      <style:table-column-properties fo:break-before="auto" style:column-width="7.629cm"/>
    </style:style>
    <style:style style:name="co9" style:family="table-column">
      <style:table-column-properties fo:break-before="auto" style:column-width="6.595cm"/>
    </style:style>
    <style:style style:name="co10" style:family="table-column">
      <style:table-column-properties fo:break-before="auto" style:column-width="8.608cm"/>
    </style:style>
    <style:style style:name="co11" style:family="table-column">
      <style:table-column-properties fo:break-before="auto" style:column-width="11.48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A15_perfthrea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3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L1 Data Cache access</text:p>
          </table:table-cell>
          <table:table-cell office:value-type="string">
            <text:p>Average L1 Instructions Cache access</text:p>
          </table:table-cell>
          <table:table-cell office:value-type="string">
            <text:p>Average L2 Data Cache access</text:p>
          </table:table-cell>
          <table:table-cell office:value-type="string">
            <text:p>Average Bus Access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6.923">
            <text:p>186.923</text:p>
          </table:table-cell>
          <table:table-cell office:value-type="float" office:value="2.2348">
            <text:p>2.2348</text:p>
          </table:table-cell>
          <table:table-cell office:value-type="float" office:value="56.939">
            <text:p>56.939</text:p>
          </table:table-cell>
          <table:table-cell office:value-type="float" office:value="1.7843">
            <text:p>1.7843</text:p>
          </table:table-cell>
          <table:table-cell office:value-type="float" office:value="1.2">
            <text:p>1.2</text:p>
          </table:table-cell>
          <table:table-cell office:value-type="float" office:value="947728359.863">
            <text:p>947728359.863</text:p>
          </table:table-cell>
          <table:table-cell office:value-type="float" office:value="364343254.788">
            <text:p>364343254.788</text:p>
          </table:table-cell>
          <table:table-cell office:value-type="float" office:value="330451080.29">
            <text:p>330451080.29</text:p>
          </table:table-cell>
          <table:table-cell office:value-type="float" office:value="5298759.296">
            <text:p>5298759.296</text:p>
          </table:table-cell>
          <table:table-cell office:value-type="float" office:value="206697.842">
            <text:p>206697.842</text:p>
          </table:table-cell>
          <table:table-cell table:number-columns-repeated="101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92.444">
            <text:p>192.444</text:p>
          </table:table-cell>
          <table:table-cell office:value-type="float" office:value="0.58929">
            <text:p>0.58929</text:p>
          </table:table-cell>
          <table:table-cell office:value-type="float" office:value="47.555">
            <text:p>47.555</text:p>
          </table:table-cell>
          <table:table-cell office:value-type="float" office:value="0.63595">
            <text:p>0.63595</text:p>
          </table:table-cell>
          <table:table-cell office:value-type="float" office:value="0.9">
            <text:p>0.9</text:p>
          </table:table-cell>
          <table:table-cell office:value-type="float" office:value="534527139.082">
            <text:p>534527139.082</text:p>
          </table:table-cell>
          <table:table-cell office:value-type="float" office:value="213634698.717">
            <text:p>213634698.717</text:p>
          </table:table-cell>
          <table:table-cell office:value-type="float" office:value="193600371.537">
            <text:p>193600371.537</text:p>
          </table:table-cell>
          <table:table-cell office:value-type="float" office:value="3062626.229">
            <text:p>3062626.229</text:p>
          </table:table-cell>
          <table:table-cell office:value-type="float" office:value="119075.366">
            <text:p>119075.366</text:p>
          </table:table-cell>
          <table:table-cell table:number-columns-repeated="10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office:value-type="float" office:value="0.15701">
            <text:p>0.15701</text:p>
          </table:table-cell>
          <table:table-cell office:value-type="float" office:value="50.012">
            <text:p>50.012</text:p>
          </table:table-cell>
          <table:table-cell office:value-type="float" office:value="0.1716">
            <text:p>0.1716</text:p>
          </table:table-cell>
          <table:table-cell office:value-type="float" office:value="0.9">
            <text:p>0.9</text:p>
          </table:table-cell>
          <table:table-cell office:value-type="float" office:value="101098868.709">
            <text:p>101098868.709</text:p>
          </table:table-cell>
          <table:table-cell office:value-type="float" office:value="40980338.171">
            <text:p>40980338.171</text:p>
          </table:table-cell>
          <table:table-cell office:value-type="float" office:value="37366181.827">
            <text:p>37366181.827</text:p>
          </table:table-cell>
          <table:table-cell office:value-type="float" office:value="652084.663">
            <text:p>652084.663</text:p>
          </table:table-cell>
          <table:table-cell office:value-type="float" office:value="24308.401">
            <text:p>24308.40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Instructions architecturally executed</text:p>
          </table:table-cell>
          <table:table-cell office:value-type="string">
            <text:p>Average Exceptions taken</text:p>
          </table:table-cell>
          <table:table-cell office:value-type="string">
            <text:p>Average Predictable branch speculatively executed</text:p>
          </table:table-cell>
          <table:table-cell office:value-type="string">
            <text:p>Average Mispredicted or not predicted branch speculatively executed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1.533">
            <text:p>181.533</text:p>
          </table:table-cell>
          <table:table-cell office:value-type="float" office:value="2.2396">
            <text:p>2.2396</text:p>
          </table:table-cell>
          <table:table-cell office:value-type="float" office:value="56.544">
            <text:p>56.544</text:p>
          </table:table-cell>
          <table:table-cell office:value-type="float" office:value="1.7878">
            <text:p>1.7878</text:p>
          </table:table-cell>
          <table:table-cell office:value-type="float" office:value="1.2">
            <text:p>1.2</text:p>
          </table:table-cell>
          <table:table-cell office:value-type="float" office:value="958571481.106">
            <text:p>958571481.106</text:p>
          </table:table-cell>
          <table:table-cell office:value-type="float" office:value="1091625897.795">
            <text:p>1091625897.795</text:p>
          </table:table-cell>
          <table:table-cell office:value-type="float" office:value="1521.948">
            <text:p>1521.948</text:p>
          </table:table-cell>
          <table:table-cell office:value-type="float" office:value="133781106.849">
            <text:p>133781106.849</text:p>
          </table:table-cell>
          <table:table-cell office:value-type="float" office:value="724890.151">
            <text:p>724890.151</text:p>
          </table:table-cell>
          <table:table-cell table:number-columns-repeated="101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92">
            <text:p>192</text:p>
          </table:table-cell>
          <table:table-cell office:value-type="float" office:value="0.58892">
            <text:p>0.58892</text:p>
          </table:table-cell>
          <table:table-cell office:value-type="float" office:value="47.047">
            <text:p>47.047</text:p>
          </table:table-cell>
          <table:table-cell office:value-type="float" office:value="0.63553">
            <text:p>0.63553</text:p>
          </table:table-cell>
          <table:table-cell office:value-type="float" office:value="0.9">
            <text:p>0.9</text:p>
          </table:table-cell>
          <table:table-cell office:value-type="float" office:value="536388881.48">
            <text:p>536388881.48</text:p>
          </table:table-cell>
          <table:table-cell office:value-type="float" office:value="635381795.627">
            <text:p>635381795.627</text:p>
          </table:table-cell>
          <table:table-cell office:value-type="float" office:value="921.915">
            <text:p>921.915</text:p>
          </table:table-cell>
          <table:table-cell office:value-type="float" office:value="77660302.615">
            <text:p>77660302.615</text:p>
          </table:table-cell>
          <table:table-cell office:value-type="float" office:value="422498.846">
            <text:p>422498.846</text:p>
          </table:table-cell>
          <table:table-cell table:number-columns-repeated="10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office:value-type="float" office:value="0.15633">
            <text:p>0.15633</text:p>
          </table:table-cell>
          <table:table-cell office:value-type="float" office:value="49.663">
            <text:p>49.663</text:p>
          </table:table-cell>
          <table:table-cell office:value-type="float" office:value="0.17091">
            <text:p>0.17091</text:p>
          </table:table-cell>
          <table:table-cell office:value-type="float" office:value="0.9">
            <text:p>0.9</text:p>
          </table:table-cell>
          <table:table-cell office:value-type="float" office:value="101037989.817">
            <text:p>101037989.817</text:p>
          </table:table-cell>
          <table:table-cell office:value-type="float" office:value="120487844.732">
            <text:p>120487844.732</text:p>
          </table:table-cell>
          <table:table-cell office:value-type="float" office:value="269.878">
            <text:p>269.878</text:p>
          </table:table-cell>
          <table:table-cell office:value-type="float" office:value="14826471.035">
            <text:p>14826471.035</text:p>
          </table:table-cell>
          <table:table-cell office:value-type="float" office:value="80748.835">
            <text:p>80748.83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/>
          <table:table-cell table:formula="of:=((ABS([.B2]-[.B7]))/(([.B2]+[.B7])/2))*100" office:value-type="float" office:value="2.9257224743253">
            <text:p>2.9257224743</text:p>
          </table:table-cell>
          <table:table-cell table:formula="of:=((ABS([.C2]-[.C7]))/(([.C2]+[.C7])/2))*100" office:value-type="float" office:value="0.214553906669047">
            <text:p>0.2145539067</text:p>
          </table:table-cell>
          <table:table-cell table:formula="of:=((ABS([.D2]-[.D7]))/(([.D2]+[.D7])/2))*100" office:value-type="float" office:value="0.696139509882543">
            <text:p>0.6961395099</text:p>
          </table:table-cell>
          <table:table-cell table:formula="of:=((ABS([.E2]-[.E7]))/(([.E2]+[.E7])/2))*100" office:value-type="float" office:value="0.195963158926125">
            <text:p>0.1959631589</text:p>
          </table:table-cell>
          <table:table-cell table:formula="of:=((ABS([.F2]-[.F7]))/(([.F2]+[.F7])/2))*100" office:value-type="float" office:value="0">
            <text:p>0</text:p>
          </table:table-cell>
          <table:table-cell table:formula="of:=((ABS([.G2]-[.G7]))/(([.G2]+[.G7])/2))*100" office:value-type="float" office:value="1.13760920606154">
            <text:p>1.1376092061</text:p>
          </table:table-cell>
          <table:table-cell table:number-columns-repeated="1017"/>
        </table:table-row>
        <table:table-row table:style-name="ro2">
          <table:table-cell/>
          <table:table-cell table:formula="of:=((ABS([.B3]-[.B8]))/(([.B3]+[.B8])/2))*100" office:value-type="float" office:value="0.230982925991816">
            <text:p>0.230982926</text:p>
          </table:table-cell>
          <table:table-cell table:formula="of:=((ABS([.C3]-[.C8]))/(([.C3]+[.C8])/2))*100" office:value-type="float" office:value="0.062807139644052">
            <text:p>0.0628071396</text:p>
          </table:table-cell>
          <table:table-cell table:formula="of:=((ABS([.D3]-[.D8]))/(([.D3]+[.D8])/2))*100" office:value-type="float" office:value="1.07397306610854">
            <text:p>1.0739730661</text:p>
          </table:table-cell>
          <table:table-cell table:formula="of:=((ABS([.E3]-[.E8]))/(([.E3]+[.E8])/2))*100" office:value-type="float" office:value="0.0660647434485758">
            <text:p>0.0660647434</text:p>
          </table:table-cell>
          <table:table-cell table:formula="of:=((ABS([.F3]-[.F8]))/(([.F3]+[.F8])/2))*100" office:value-type="float" office:value="0">
            <text:p>0</text:p>
          </table:table-cell>
          <table:table-cell table:formula="of:=((ABS([.G3]-[.G8]))/(([.G3]+[.G8])/2))*100" office:value-type="float" office:value="0.347691576604296">
            <text:p>0.3476915766</text:p>
          </table:table-cell>
          <table:table-cell table:number-columns-repeated="1017"/>
        </table:table-row>
        <table:table-row table:style-name="ro2">
          <table:table-cell/>
          <table:table-cell table:formula="of:=((ABS([.B4]-[.B9]))/(([.B4]+[.B9])/2))*100" office:value-type="float" office:value="3.03030303030303">
            <text:p>3.0303030303</text:p>
          </table:table-cell>
          <table:table-cell table:formula="of:=((ABS([.C4]-[.C9]))/(([.C4]+[.C9])/2))*100" office:value-type="float" office:value="0.434033318440024">
            <text:p>0.4340333184</text:p>
          </table:table-cell>
          <table:table-cell table:formula="of:=((ABS([.D4]-[.D9]))/(([.D4]+[.D9])/2))*100" office:value-type="float" office:value="0.700275896664166">
            <text:p>0.7002758967</text:p>
          </table:table-cell>
          <table:table-cell table:formula="of:=((ABS([.E4]-[.E9]))/(([.E4]+[.E9])/2))*100" office:value-type="float" office:value="0.402907944293595">
            <text:p>0.4029079443</text:p>
          </table:table-cell>
          <table:table-cell table:formula="of:=((ABS([.F4]-[.F9]))/(([.F4]+[.F9])/2))*100" office:value-type="float" office:value="0">
            <text:p>0</text:p>
          </table:table-cell>
          <table:table-cell table:formula="of:=((ABS([.G4]-[.G9]))/(([.G4]+[.G9])/2))*100" office:value-type="float" office:value="0.0602353202121958">
            <text:p>0.060235320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2.9257224743253">
            <text:p>2.9257224743</text:p>
          </table:table-cell>
          <table:table-cell table:formula="of:=AVERAGE([.C12:.C12])" office:value-type="float" office:value="0.214553906669047">
            <text:p>0.2145539067</text:p>
          </table:table-cell>
          <table:table-cell table:formula="of:=AVERAGE([.D12:.D12])" office:value-type="float" office:value="0.696139509882543">
            <text:p>0.6961395099</text:p>
          </table:table-cell>
          <table:table-cell table:formula="of:=AVERAGE([.E12:.E12])" office:value-type="float" office:value="0.195963158926125">
            <text:p>0.1959631589</text:p>
          </table:table-cell>
          <table:table-cell table:formula="of:=AVERAGE([.F12:.F12])" office:value-type="float" office:value="0">
            <text:p>0</text:p>
          </table:table-cell>
          <table:table-cell table:formula="of:=AVERAGE([.G12:.G12])" office:value-type="float" office:value="1.13760920606154">
            <text:p>1.1376092061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15_perfcp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3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L1 Data Cache access</text:p>
          </table:table-cell>
          <table:table-cell office:value-type="string">
            <text:p>Average L1 Instructions Cache access</text:p>
          </table:table-cell>
          <table:table-cell office:value-type="string">
            <text:p>Average L2 Data Cache access</text:p>
          </table:table-cell>
          <table:table-cell office:value-type="string">
            <text:p>Average Bus Access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6.923">
            <text:p>186.923</text:p>
          </table:table-cell>
          <table:table-cell office:value-type="float" office:value="2.2348">
            <text:p>2.2348</text:p>
          </table:table-cell>
          <table:table-cell office:value-type="float" office:value="56.939">
            <text:p>56.939</text:p>
          </table:table-cell>
          <table:table-cell office:value-type="float" office:value="1.7843">
            <text:p>1.7843</text:p>
          </table:table-cell>
          <table:table-cell office:value-type="float" office:value="1.2">
            <text:p>1.2</text:p>
          </table:table-cell>
          <table:table-cell office:value-type="float" office:value="947728359.863">
            <text:p>947728359.863</text:p>
          </table:table-cell>
          <table:table-cell office:value-type="float" office:value="364343254.788">
            <text:p>364343254.788</text:p>
          </table:table-cell>
          <table:table-cell office:value-type="float" office:value="330451080.29">
            <text:p>330451080.29</text:p>
          </table:table-cell>
          <table:table-cell office:value-type="float" office:value="5298759.296">
            <text:p>5298759.296</text:p>
          </table:table-cell>
          <table:table-cell office:value-type="float" office:value="206697.842">
            <text:p>206697.842</text:p>
          </table:table-cell>
          <table:table-cell table:number-columns-repeated="101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92.444">
            <text:p>192.444</text:p>
          </table:table-cell>
          <table:table-cell office:value-type="float" office:value="0.58929">
            <text:p>0.58929</text:p>
          </table:table-cell>
          <table:table-cell office:value-type="float" office:value="47.555">
            <text:p>47.555</text:p>
          </table:table-cell>
          <table:table-cell office:value-type="float" office:value="0.63595">
            <text:p>0.63595</text:p>
          </table:table-cell>
          <table:table-cell office:value-type="float" office:value="0.9">
            <text:p>0.9</text:p>
          </table:table-cell>
          <table:table-cell office:value-type="float" office:value="534527139.082">
            <text:p>534527139.082</text:p>
          </table:table-cell>
          <table:table-cell office:value-type="float" office:value="213634698.717">
            <text:p>213634698.717</text:p>
          </table:table-cell>
          <table:table-cell office:value-type="float" office:value="193600371.537">
            <text:p>193600371.537</text:p>
          </table:table-cell>
          <table:table-cell office:value-type="float" office:value="3062626.229">
            <text:p>3062626.229</text:p>
          </table:table-cell>
          <table:table-cell office:value-type="float" office:value="119075.366">
            <text:p>119075.366</text:p>
          </table:table-cell>
          <table:table-cell table:number-columns-repeated="10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office:value-type="float" office:value="0.15701">
            <text:p>0.15701</text:p>
          </table:table-cell>
          <table:table-cell office:value-type="float" office:value="50.012">
            <text:p>50.012</text:p>
          </table:table-cell>
          <table:table-cell office:value-type="float" office:value="0.1716">
            <text:p>0.1716</text:p>
          </table:table-cell>
          <table:table-cell office:value-type="float" office:value="0.9">
            <text:p>0.9</text:p>
          </table:table-cell>
          <table:table-cell office:value-type="float" office:value="101098868.709">
            <text:p>101098868.709</text:p>
          </table:table-cell>
          <table:table-cell office:value-type="float" office:value="40980338.171">
            <text:p>40980338.171</text:p>
          </table:table-cell>
          <table:table-cell office:value-type="float" office:value="37366181.827">
            <text:p>37366181.827</text:p>
          </table:table-cell>
          <table:table-cell office:value-type="float" office:value="652084.663">
            <text:p>652084.663</text:p>
          </table:table-cell>
          <table:table-cell office:value-type="float" office:value="24308.401">
            <text:p>24308.40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Instructions architecturally executed</text:p>
          </table:table-cell>
          <table:table-cell office:value-type="string">
            <text:p>Average Exceptions taken</text:p>
          </table:table-cell>
          <table:table-cell office:value-type="string">
            <text:p>Average Predictable branch speculatively executed</text:p>
          </table:table-cell>
          <table:table-cell office:value-type="string">
            <text:p>Average Mispredicted or not predicted branch speculatively executed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1.533">
            <text:p>181.533</text:p>
          </table:table-cell>
          <table:table-cell office:value-type="float" office:value="2.2396">
            <text:p>2.2396</text:p>
          </table:table-cell>
          <table:table-cell office:value-type="float" office:value="56.544">
            <text:p>56.544</text:p>
          </table:table-cell>
          <table:table-cell office:value-type="float" office:value="1.7878">
            <text:p>1.7878</text:p>
          </table:table-cell>
          <table:table-cell office:value-type="float" office:value="1.2">
            <text:p>1.2</text:p>
          </table:table-cell>
          <table:table-cell office:value-type="float" office:value="958571481.106">
            <text:p>958571481.106</text:p>
          </table:table-cell>
          <table:table-cell office:value-type="float" office:value="1091625897.795">
            <text:p>1091625897.795</text:p>
          </table:table-cell>
          <table:table-cell office:value-type="float" office:value="1521.948">
            <text:p>1521.948</text:p>
          </table:table-cell>
          <table:table-cell office:value-type="float" office:value="133781106.849">
            <text:p>133781106.849</text:p>
          </table:table-cell>
          <table:table-cell office:value-type="float" office:value="724890.151">
            <text:p>724890.151</text:p>
          </table:table-cell>
          <table:table-cell table:number-columns-repeated="101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92">
            <text:p>192</text:p>
          </table:table-cell>
          <table:table-cell office:value-type="float" office:value="0.58892">
            <text:p>0.58892</text:p>
          </table:table-cell>
          <table:table-cell office:value-type="float" office:value="47.047">
            <text:p>47.047</text:p>
          </table:table-cell>
          <table:table-cell office:value-type="float" office:value="0.63553">
            <text:p>0.63553</text:p>
          </table:table-cell>
          <table:table-cell office:value-type="float" office:value="0.9">
            <text:p>0.9</text:p>
          </table:table-cell>
          <table:table-cell office:value-type="float" office:value="536388881.48">
            <text:p>536388881.48</text:p>
          </table:table-cell>
          <table:table-cell office:value-type="float" office:value="635381795.627">
            <text:p>635381795.627</text:p>
          </table:table-cell>
          <table:table-cell office:value-type="float" office:value="921.915">
            <text:p>921.915</text:p>
          </table:table-cell>
          <table:table-cell office:value-type="float" office:value="77660302.615">
            <text:p>77660302.615</text:p>
          </table:table-cell>
          <table:table-cell office:value-type="float" office:value="422498.846">
            <text:p>422498.846</text:p>
          </table:table-cell>
          <table:table-cell table:number-columns-repeated="10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office:value-type="float" office:value="0.15633">
            <text:p>0.15633</text:p>
          </table:table-cell>
          <table:table-cell office:value-type="float" office:value="49.663">
            <text:p>49.663</text:p>
          </table:table-cell>
          <table:table-cell office:value-type="float" office:value="0.17091">
            <text:p>0.17091</text:p>
          </table:table-cell>
          <table:table-cell office:value-type="float" office:value="0.9">
            <text:p>0.9</text:p>
          </table:table-cell>
          <table:table-cell office:value-type="float" office:value="101037989.817">
            <text:p>101037989.817</text:p>
          </table:table-cell>
          <table:table-cell office:value-type="float" office:value="120487844.732">
            <text:p>120487844.732</text:p>
          </table:table-cell>
          <table:table-cell office:value-type="float" office:value="269.878">
            <text:p>269.878</text:p>
          </table:table-cell>
          <table:table-cell office:value-type="float" office:value="14826471.035">
            <text:p>14826471.035</text:p>
          </table:table-cell>
          <table:table-cell office:value-type="float" office:value="80748.835">
            <text:p>80748.83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/>
          <table:table-cell table:formula="of:=((ABS([.B2]-[.B7]))/(([.B2]+[.B7])/2))*100" office:value-type="float" office:value="2.9257224743253">
            <text:p>2.9257224743</text:p>
          </table:table-cell>
          <table:table-cell table:formula="of:=((ABS([.C2]-[.C7]))/(([.C2]+[.C7])/2))*100" office:value-type="float" office:value="0.214553906669047">
            <text:p>0.2145539067</text:p>
          </table:table-cell>
          <table:table-cell table:formula="of:=((ABS([.D2]-[.D7]))/(([.D2]+[.D7])/2))*100" office:value-type="float" office:value="0.696139509882543">
            <text:p>0.6961395099</text:p>
          </table:table-cell>
          <table:table-cell table:formula="of:=((ABS([.E2]-[.E7]))/(([.E2]+[.E7])/2))*100" office:value-type="float" office:value="0.195963158926125">
            <text:p>0.1959631589</text:p>
          </table:table-cell>
          <table:table-cell table:formula="of:=((ABS([.F2]-[.F7]))/(([.F2]+[.F7])/2))*100" office:value-type="float" office:value="0">
            <text:p>0</text:p>
          </table:table-cell>
          <table:table-cell table:formula="of:=((ABS([.G2]-[.G7]))/(([.G2]+[.G7])/2))*100" office:value-type="float" office:value="1.13760920606154">
            <text:p>1.1376092061</text:p>
          </table:table-cell>
          <table:table-cell table:number-columns-repeated="1017"/>
        </table:table-row>
        <table:table-row table:style-name="ro2">
          <table:table-cell/>
          <table:table-cell table:formula="of:=((ABS([.B3]-[.B8]))/(([.B3]+[.B8])/2))*100" office:value-type="float" office:value="0.230982925991816">
            <text:p>0.230982926</text:p>
          </table:table-cell>
          <table:table-cell table:formula="of:=((ABS([.C3]-[.C8]))/(([.C3]+[.C8])/2))*100" office:value-type="float" office:value="0.062807139644052">
            <text:p>0.0628071396</text:p>
          </table:table-cell>
          <table:table-cell table:formula="of:=((ABS([.D3]-[.D8]))/(([.D3]+[.D8])/2))*100" office:value-type="float" office:value="1.07397306610854">
            <text:p>1.0739730661</text:p>
          </table:table-cell>
          <table:table-cell table:formula="of:=((ABS([.E3]-[.E8]))/(([.E3]+[.E8])/2))*100" office:value-type="float" office:value="0.0660647434485758">
            <text:p>0.0660647434</text:p>
          </table:table-cell>
          <table:table-cell table:formula="of:=((ABS([.F3]-[.F8]))/(([.F3]+[.F8])/2))*100" office:value-type="float" office:value="0">
            <text:p>0</text:p>
          </table:table-cell>
          <table:table-cell table:formula="of:=((ABS([.G3]-[.G8]))/(([.G3]+[.G8])/2))*100" office:value-type="float" office:value="0.347691576604296">
            <text:p>0.3476915766</text:p>
          </table:table-cell>
          <table:table-cell table:number-columns-repeated="1017"/>
        </table:table-row>
        <table:table-row table:style-name="ro2">
          <table:table-cell/>
          <table:table-cell table:formula="of:=((ABS([.B4]-[.B9]))/(([.B4]+[.B9])/2))*100" office:value-type="float" office:value="3.03030303030303">
            <text:p>3.0303030303</text:p>
          </table:table-cell>
          <table:table-cell table:formula="of:=((ABS([.C4]-[.C9]))/(([.C4]+[.C9])/2))*100" office:value-type="float" office:value="0.434033318440024">
            <text:p>0.4340333184</text:p>
          </table:table-cell>
          <table:table-cell table:formula="of:=((ABS([.D4]-[.D9]))/(([.D4]+[.D9])/2))*100" office:value-type="float" office:value="0.700275896664166">
            <text:p>0.7002758967</text:p>
          </table:table-cell>
          <table:table-cell table:formula="of:=((ABS([.E4]-[.E9]))/(([.E4]+[.E9])/2))*100" office:value-type="float" office:value="0.402907944293595">
            <text:p>0.4029079443</text:p>
          </table:table-cell>
          <table:table-cell table:formula="of:=((ABS([.F4]-[.F9]))/(([.F4]+[.F9])/2))*100" office:value-type="float" office:value="0">
            <text:p>0</text:p>
          </table:table-cell>
          <table:table-cell table:formula="of:=((ABS([.G4]-[.G9]))/(([.G4]+[.G9])/2))*100" office:value-type="float" office:value="0.0602353202121958">
            <text:p>0.060235320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2.9257224743253">
            <text:p>2.9257224743</text:p>
          </table:table-cell>
          <table:table-cell table:formula="of:=AVERAGE([.C12:.C12])" office:value-type="float" office:value="0.214553906669047">
            <text:p>0.2145539067</text:p>
          </table:table-cell>
          <table:table-cell table:formula="of:=AVERAGE([.D12:.D12])" office:value-type="float" office:value="0.696139509882543">
            <text:p>0.6961395099</text:p>
          </table:table-cell>
          <table:table-cell table:formula="of:=AVERAGE([.E12:.E12])" office:value-type="float" office:value="0.195963158926125">
            <text:p>0.1959631589</text:p>
          </table:table-cell>
          <table:table-cell table:formula="of:=AVERAGE([.F12:.F12])" office:value-type="float" office:value="0">
            <text:p>0</text:p>
          </table:table-cell>
          <table:table-cell table:formula="of:=AVERAGE([.G12:.G12])" office:value-type="float" office:value="1.13760920606154">
            <text:p>1.1376092061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15_Diff" table:style-name="ta1">
        <table:table-column table:style-name="co12" table:default-cell-style-name="Default"/>
        <table:table-row table:style-name="ro4">
          <table:table-cell/>
        </table:table-row>
      </table:table>
      <table:table table:name="A7_perfthrea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3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L1 Data Cache access</text:p>
          </table:table-cell>
          <table:table-cell office:value-type="string">
            <text:p>Average L1 Instructions Cache access</text:p>
          </table:table-cell>
          <table:table-cell office:value-type="string">
            <text:p>Average L2 Data Cache access</text:p>
          </table:table-cell>
          <table:table-cell office:value-type="string">
            <text:p>Average Bus Access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6.923">
            <text:p>186.923</text:p>
          </table:table-cell>
          <table:table-cell office:value-type="float" office:value="2.2348">
            <text:p>2.2348</text:p>
          </table:table-cell>
          <table:table-cell office:value-type="float" office:value="56.939">
            <text:p>56.939</text:p>
          </table:table-cell>
          <table:table-cell office:value-type="float" office:value="1.7843">
            <text:p>1.7843</text:p>
          </table:table-cell>
          <table:table-cell office:value-type="float" office:value="1.2">
            <text:p>1.2</text:p>
          </table:table-cell>
          <table:table-cell office:value-type="float" office:value="947728359.863">
            <text:p>947728359.863</text:p>
          </table:table-cell>
          <table:table-cell office:value-type="float" office:value="364343254.788">
            <text:p>364343254.788</text:p>
          </table:table-cell>
          <table:table-cell office:value-type="float" office:value="330451080.29">
            <text:p>330451080.29</text:p>
          </table:table-cell>
          <table:table-cell office:value-type="float" office:value="5298759.296">
            <text:p>5298759.296</text:p>
          </table:table-cell>
          <table:table-cell office:value-type="float" office:value="206697.842">
            <text:p>206697.842</text:p>
          </table:table-cell>
          <table:table-cell table:number-columns-repeated="101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92.444">
            <text:p>192.444</text:p>
          </table:table-cell>
          <table:table-cell office:value-type="float" office:value="0.58929">
            <text:p>0.58929</text:p>
          </table:table-cell>
          <table:table-cell office:value-type="float" office:value="47.555">
            <text:p>47.555</text:p>
          </table:table-cell>
          <table:table-cell office:value-type="float" office:value="0.63595">
            <text:p>0.63595</text:p>
          </table:table-cell>
          <table:table-cell office:value-type="float" office:value="0.9">
            <text:p>0.9</text:p>
          </table:table-cell>
          <table:table-cell office:value-type="float" office:value="534527139.082">
            <text:p>534527139.082</text:p>
          </table:table-cell>
          <table:table-cell office:value-type="float" office:value="213634698.717">
            <text:p>213634698.717</text:p>
          </table:table-cell>
          <table:table-cell office:value-type="float" office:value="193600371.537">
            <text:p>193600371.537</text:p>
          </table:table-cell>
          <table:table-cell office:value-type="float" office:value="3062626.229">
            <text:p>3062626.229</text:p>
          </table:table-cell>
          <table:table-cell office:value-type="float" office:value="119075.366">
            <text:p>119075.366</text:p>
          </table:table-cell>
          <table:table-cell table:number-columns-repeated="10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office:value-type="float" office:value="0.15701">
            <text:p>0.15701</text:p>
          </table:table-cell>
          <table:table-cell office:value-type="float" office:value="50.012">
            <text:p>50.012</text:p>
          </table:table-cell>
          <table:table-cell office:value-type="float" office:value="0.1716">
            <text:p>0.1716</text:p>
          </table:table-cell>
          <table:table-cell office:value-type="float" office:value="0.9">
            <text:p>0.9</text:p>
          </table:table-cell>
          <table:table-cell office:value-type="float" office:value="101098868.709">
            <text:p>101098868.709</text:p>
          </table:table-cell>
          <table:table-cell office:value-type="float" office:value="40980338.171">
            <text:p>40980338.171</text:p>
          </table:table-cell>
          <table:table-cell office:value-type="float" office:value="37366181.827">
            <text:p>37366181.827</text:p>
          </table:table-cell>
          <table:table-cell office:value-type="float" office:value="652084.663">
            <text:p>652084.663</text:p>
          </table:table-cell>
          <table:table-cell office:value-type="float" office:value="24308.401">
            <text:p>24308.40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Instructions architecturally executed</text:p>
          </table:table-cell>
          <table:table-cell office:value-type="string">
            <text:p>Average Exceptions taken</text:p>
          </table:table-cell>
          <table:table-cell office:value-type="string">
            <text:p>Average Predictable branch speculatively executed</text:p>
          </table:table-cell>
          <table:table-cell office:value-type="string">
            <text:p>Average Mispredicted or not predicted branch speculatively executed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1.533">
            <text:p>181.533</text:p>
          </table:table-cell>
          <table:table-cell office:value-type="float" office:value="2.2396">
            <text:p>2.2396</text:p>
          </table:table-cell>
          <table:table-cell office:value-type="float" office:value="56.544">
            <text:p>56.544</text:p>
          </table:table-cell>
          <table:table-cell office:value-type="float" office:value="1.7878">
            <text:p>1.7878</text:p>
          </table:table-cell>
          <table:table-cell office:value-type="float" office:value="1.2">
            <text:p>1.2</text:p>
          </table:table-cell>
          <table:table-cell office:value-type="float" office:value="958571481.106">
            <text:p>958571481.106</text:p>
          </table:table-cell>
          <table:table-cell office:value-type="float" office:value="1091625897.795">
            <text:p>1091625897.795</text:p>
          </table:table-cell>
          <table:table-cell office:value-type="float" office:value="1521.948">
            <text:p>1521.948</text:p>
          </table:table-cell>
          <table:table-cell office:value-type="float" office:value="133781106.849">
            <text:p>133781106.849</text:p>
          </table:table-cell>
          <table:table-cell office:value-type="float" office:value="724890.151">
            <text:p>724890.151</text:p>
          </table:table-cell>
          <table:table-cell table:number-columns-repeated="101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92">
            <text:p>192</text:p>
          </table:table-cell>
          <table:table-cell office:value-type="float" office:value="0.58892">
            <text:p>0.58892</text:p>
          </table:table-cell>
          <table:table-cell office:value-type="float" office:value="47.047">
            <text:p>47.047</text:p>
          </table:table-cell>
          <table:table-cell office:value-type="float" office:value="0.63553">
            <text:p>0.63553</text:p>
          </table:table-cell>
          <table:table-cell office:value-type="float" office:value="0.9">
            <text:p>0.9</text:p>
          </table:table-cell>
          <table:table-cell office:value-type="float" office:value="536388881.48">
            <text:p>536388881.48</text:p>
          </table:table-cell>
          <table:table-cell office:value-type="float" office:value="635381795.627">
            <text:p>635381795.627</text:p>
          </table:table-cell>
          <table:table-cell office:value-type="float" office:value="921.915">
            <text:p>921.915</text:p>
          </table:table-cell>
          <table:table-cell office:value-type="float" office:value="77660302.615">
            <text:p>77660302.615</text:p>
          </table:table-cell>
          <table:table-cell office:value-type="float" office:value="422498.846">
            <text:p>422498.846</text:p>
          </table:table-cell>
          <table:table-cell table:number-columns-repeated="10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office:value-type="float" office:value="0.15633">
            <text:p>0.15633</text:p>
          </table:table-cell>
          <table:table-cell office:value-type="float" office:value="49.663">
            <text:p>49.663</text:p>
          </table:table-cell>
          <table:table-cell office:value-type="float" office:value="0.17091">
            <text:p>0.17091</text:p>
          </table:table-cell>
          <table:table-cell office:value-type="float" office:value="0.9">
            <text:p>0.9</text:p>
          </table:table-cell>
          <table:table-cell office:value-type="float" office:value="101037989.817">
            <text:p>101037989.817</text:p>
          </table:table-cell>
          <table:table-cell office:value-type="float" office:value="120487844.732">
            <text:p>120487844.732</text:p>
          </table:table-cell>
          <table:table-cell office:value-type="float" office:value="269.878">
            <text:p>269.878</text:p>
          </table:table-cell>
          <table:table-cell office:value-type="float" office:value="14826471.035">
            <text:p>14826471.035</text:p>
          </table:table-cell>
          <table:table-cell office:value-type="float" office:value="80748.835">
            <text:p>80748.83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/>
          <table:table-cell table:formula="of:=((ABS([.B2]-[.B7]))/(([.B2]+[.B7])/2))*100" office:value-type="float" office:value="2.9257224743253">
            <text:p>2.9257224743</text:p>
          </table:table-cell>
          <table:table-cell table:formula="of:=((ABS([.C2]-[.C7]))/(([.C2]+[.C7])/2))*100" office:value-type="float" office:value="0.214553906669047">
            <text:p>0.2145539067</text:p>
          </table:table-cell>
          <table:table-cell table:formula="of:=((ABS([.D2]-[.D7]))/(([.D2]+[.D7])/2))*100" office:value-type="float" office:value="0.696139509882543">
            <text:p>0.6961395099</text:p>
          </table:table-cell>
          <table:table-cell table:formula="of:=((ABS([.E2]-[.E7]))/(([.E2]+[.E7])/2))*100" office:value-type="float" office:value="0.195963158926125">
            <text:p>0.1959631589</text:p>
          </table:table-cell>
          <table:table-cell table:formula="of:=((ABS([.F2]-[.F7]))/(([.F2]+[.F7])/2))*100" office:value-type="float" office:value="0">
            <text:p>0</text:p>
          </table:table-cell>
          <table:table-cell table:formula="of:=((ABS([.G2]-[.G7]))/(([.G2]+[.G7])/2))*100" office:value-type="float" office:value="1.13760920606154">
            <text:p>1.1376092061</text:p>
          </table:table-cell>
          <table:table-cell table:number-columns-repeated="1017"/>
        </table:table-row>
        <table:table-row table:style-name="ro2">
          <table:table-cell/>
          <table:table-cell table:formula="of:=((ABS([.B3]-[.B8]))/(([.B3]+[.B8])/2))*100" office:value-type="float" office:value="0.230982925991816">
            <text:p>0.230982926</text:p>
          </table:table-cell>
          <table:table-cell table:formula="of:=((ABS([.C3]-[.C8]))/(([.C3]+[.C8])/2))*100" office:value-type="float" office:value="0.062807139644052">
            <text:p>0.0628071396</text:p>
          </table:table-cell>
          <table:table-cell table:formula="of:=((ABS([.D3]-[.D8]))/(([.D3]+[.D8])/2))*100" office:value-type="float" office:value="1.07397306610854">
            <text:p>1.0739730661</text:p>
          </table:table-cell>
          <table:table-cell table:formula="of:=((ABS([.E3]-[.E8]))/(([.E3]+[.E8])/2))*100" office:value-type="float" office:value="0.0660647434485758">
            <text:p>0.0660647434</text:p>
          </table:table-cell>
          <table:table-cell table:formula="of:=((ABS([.F3]-[.F8]))/(([.F3]+[.F8])/2))*100" office:value-type="float" office:value="0">
            <text:p>0</text:p>
          </table:table-cell>
          <table:table-cell table:formula="of:=((ABS([.G3]-[.G8]))/(([.G3]+[.G8])/2))*100" office:value-type="float" office:value="0.347691576604296">
            <text:p>0.3476915766</text:p>
          </table:table-cell>
          <table:table-cell table:number-columns-repeated="1017"/>
        </table:table-row>
        <table:table-row table:style-name="ro2">
          <table:table-cell/>
          <table:table-cell table:formula="of:=((ABS([.B4]-[.B9]))/(([.B4]+[.B9])/2))*100" office:value-type="float" office:value="3.03030303030303">
            <text:p>3.0303030303</text:p>
          </table:table-cell>
          <table:table-cell table:formula="of:=((ABS([.C4]-[.C9]))/(([.C4]+[.C9])/2))*100" office:value-type="float" office:value="0.434033318440024">
            <text:p>0.4340333184</text:p>
          </table:table-cell>
          <table:table-cell table:formula="of:=((ABS([.D4]-[.D9]))/(([.D4]+[.D9])/2))*100" office:value-type="float" office:value="0.700275896664166">
            <text:p>0.7002758967</text:p>
          </table:table-cell>
          <table:table-cell table:formula="of:=((ABS([.E4]-[.E9]))/(([.E4]+[.E9])/2))*100" office:value-type="float" office:value="0.402907944293595">
            <text:p>0.4029079443</text:p>
          </table:table-cell>
          <table:table-cell table:formula="of:=((ABS([.F4]-[.F9]))/(([.F4]+[.F9])/2))*100" office:value-type="float" office:value="0">
            <text:p>0</text:p>
          </table:table-cell>
          <table:table-cell table:formula="of:=((ABS([.G4]-[.G9]))/(([.G4]+[.G9])/2))*100" office:value-type="float" office:value="0.0602353202121958">
            <text:p>0.060235320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2.9257224743253">
            <text:p>2.9257224743</text:p>
          </table:table-cell>
          <table:table-cell table:formula="of:=AVERAGE([.C12:.C12])" office:value-type="float" office:value="0.214553906669047">
            <text:p>0.2145539067</text:p>
          </table:table-cell>
          <table:table-cell table:formula="of:=AVERAGE([.D12:.D12])" office:value-type="float" office:value="0.696139509882543">
            <text:p>0.6961395099</text:p>
          </table:table-cell>
          <table:table-cell table:formula="of:=AVERAGE([.E12:.E12])" office:value-type="float" office:value="0.195963158926125">
            <text:p>0.1959631589</text:p>
          </table:table-cell>
          <table:table-cell table:formula="of:=AVERAGE([.F12:.F12])" office:value-type="float" office:value="0">
            <text:p>0</text:p>
          </table:table-cell>
          <table:table-cell table:formula="of:=AVERAGE([.G12:.G12])" office:value-type="float" office:value="1.13760920606154">
            <text:p>1.1376092061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7_perfcp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3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L1 Data Cache access</text:p>
          </table:table-cell>
          <table:table-cell office:value-type="string">
            <text:p>Average L1 Instructions Cache access</text:p>
          </table:table-cell>
          <table:table-cell office:value-type="string">
            <text:p>Average L2 Data Cache access</text:p>
          </table:table-cell>
          <table:table-cell office:value-type="string">
            <text:p>Average Bus Access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6.923">
            <text:p>186.923</text:p>
          </table:table-cell>
          <table:table-cell office:value-type="float" office:value="2.2348">
            <text:p>2.2348</text:p>
          </table:table-cell>
          <table:table-cell office:value-type="float" office:value="56.939">
            <text:p>56.939</text:p>
          </table:table-cell>
          <table:table-cell office:value-type="float" office:value="1.7843">
            <text:p>1.7843</text:p>
          </table:table-cell>
          <table:table-cell office:value-type="float" office:value="1.2">
            <text:p>1.2</text:p>
          </table:table-cell>
          <table:table-cell office:value-type="float" office:value="947728359.863">
            <text:p>947728359.863</text:p>
          </table:table-cell>
          <table:table-cell office:value-type="float" office:value="364343254.788">
            <text:p>364343254.788</text:p>
          </table:table-cell>
          <table:table-cell office:value-type="float" office:value="330451080.29">
            <text:p>330451080.29</text:p>
          </table:table-cell>
          <table:table-cell office:value-type="float" office:value="5298759.296">
            <text:p>5298759.296</text:p>
          </table:table-cell>
          <table:table-cell office:value-type="float" office:value="206697.842">
            <text:p>206697.842</text:p>
          </table:table-cell>
          <table:table-cell table:number-columns-repeated="101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92.444">
            <text:p>192.444</text:p>
          </table:table-cell>
          <table:table-cell office:value-type="float" office:value="0.58929">
            <text:p>0.58929</text:p>
          </table:table-cell>
          <table:table-cell office:value-type="float" office:value="47.555">
            <text:p>47.555</text:p>
          </table:table-cell>
          <table:table-cell office:value-type="float" office:value="0.63595">
            <text:p>0.63595</text:p>
          </table:table-cell>
          <table:table-cell office:value-type="float" office:value="0.9">
            <text:p>0.9</text:p>
          </table:table-cell>
          <table:table-cell office:value-type="float" office:value="534527139.082">
            <text:p>534527139.082</text:p>
          </table:table-cell>
          <table:table-cell office:value-type="float" office:value="213634698.717">
            <text:p>213634698.717</text:p>
          </table:table-cell>
          <table:table-cell office:value-type="float" office:value="193600371.537">
            <text:p>193600371.537</text:p>
          </table:table-cell>
          <table:table-cell office:value-type="float" office:value="3062626.229">
            <text:p>3062626.229</text:p>
          </table:table-cell>
          <table:table-cell office:value-type="float" office:value="119075.366">
            <text:p>119075.366</text:p>
          </table:table-cell>
          <table:table-cell table:number-columns-repeated="10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office:value-type="float" office:value="0.15701">
            <text:p>0.15701</text:p>
          </table:table-cell>
          <table:table-cell office:value-type="float" office:value="50.012">
            <text:p>50.012</text:p>
          </table:table-cell>
          <table:table-cell office:value-type="float" office:value="0.1716">
            <text:p>0.1716</text:p>
          </table:table-cell>
          <table:table-cell office:value-type="float" office:value="0.9">
            <text:p>0.9</text:p>
          </table:table-cell>
          <table:table-cell office:value-type="float" office:value="101098868.709">
            <text:p>101098868.709</text:p>
          </table:table-cell>
          <table:table-cell office:value-type="float" office:value="40980338.171">
            <text:p>40980338.171</text:p>
          </table:table-cell>
          <table:table-cell office:value-type="float" office:value="37366181.827">
            <text:p>37366181.827</text:p>
          </table:table-cell>
          <table:table-cell office:value-type="float" office:value="652084.663">
            <text:p>652084.663</text:p>
          </table:table-cell>
          <table:table-cell office:value-type="float" office:value="24308.401">
            <text:p>24308.40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Instructions architecturally executed</text:p>
          </table:table-cell>
          <table:table-cell office:value-type="string">
            <text:p>Average Exceptions taken</text:p>
          </table:table-cell>
          <table:table-cell office:value-type="string">
            <text:p>Average Predictable branch speculatively executed</text:p>
          </table:table-cell>
          <table:table-cell office:value-type="string">
            <text:p>Average Mispredicted or not predicted branch speculatively executed</text:p>
          </table:table-cell>
          <table:table-cell table:number-columns-repeated="10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1.533">
            <text:p>181.533</text:p>
          </table:table-cell>
          <table:table-cell office:value-type="float" office:value="2.2396">
            <text:p>2.2396</text:p>
          </table:table-cell>
          <table:table-cell office:value-type="float" office:value="56.544">
            <text:p>56.544</text:p>
          </table:table-cell>
          <table:table-cell office:value-type="float" office:value="1.7878">
            <text:p>1.7878</text:p>
          </table:table-cell>
          <table:table-cell office:value-type="float" office:value="1.2">
            <text:p>1.2</text:p>
          </table:table-cell>
          <table:table-cell office:value-type="float" office:value="958571481.106">
            <text:p>958571481.106</text:p>
          </table:table-cell>
          <table:table-cell office:value-type="float" office:value="1091625897.795">
            <text:p>1091625897.795</text:p>
          </table:table-cell>
          <table:table-cell office:value-type="float" office:value="1521.948">
            <text:p>1521.948</text:p>
          </table:table-cell>
          <table:table-cell office:value-type="float" office:value="133781106.849">
            <text:p>133781106.849</text:p>
          </table:table-cell>
          <table:table-cell office:value-type="float" office:value="724890.151">
            <text:p>724890.151</text:p>
          </table:table-cell>
          <table:table-cell table:number-columns-repeated="101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92">
            <text:p>192</text:p>
          </table:table-cell>
          <table:table-cell office:value-type="float" office:value="0.58892">
            <text:p>0.58892</text:p>
          </table:table-cell>
          <table:table-cell office:value-type="float" office:value="47.047">
            <text:p>47.047</text:p>
          </table:table-cell>
          <table:table-cell office:value-type="float" office:value="0.63553">
            <text:p>0.63553</text:p>
          </table:table-cell>
          <table:table-cell office:value-type="float" office:value="0.9">
            <text:p>0.9</text:p>
          </table:table-cell>
          <table:table-cell office:value-type="float" office:value="536388881.48">
            <text:p>536388881.48</text:p>
          </table:table-cell>
          <table:table-cell office:value-type="float" office:value="635381795.627">
            <text:p>635381795.627</text:p>
          </table:table-cell>
          <table:table-cell office:value-type="float" office:value="921.915">
            <text:p>921.915</text:p>
          </table:table-cell>
          <table:table-cell office:value-type="float" office:value="77660302.615">
            <text:p>77660302.615</text:p>
          </table:table-cell>
          <table:table-cell office:value-type="float" office:value="422498.846">
            <text:p>422498.846</text:p>
          </table:table-cell>
          <table:table-cell table:number-columns-repeated="101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office:value-type="float" office:value="0.15633">
            <text:p>0.15633</text:p>
          </table:table-cell>
          <table:table-cell office:value-type="float" office:value="49.663">
            <text:p>49.663</text:p>
          </table:table-cell>
          <table:table-cell office:value-type="float" office:value="0.17091">
            <text:p>0.17091</text:p>
          </table:table-cell>
          <table:table-cell office:value-type="float" office:value="0.9">
            <text:p>0.9</text:p>
          </table:table-cell>
          <table:table-cell office:value-type="float" office:value="101037989.817">
            <text:p>101037989.817</text:p>
          </table:table-cell>
          <table:table-cell office:value-type="float" office:value="120487844.732">
            <text:p>120487844.732</text:p>
          </table:table-cell>
          <table:table-cell office:value-type="float" office:value="269.878">
            <text:p>269.878</text:p>
          </table:table-cell>
          <table:table-cell office:value-type="float" office:value="14826471.035">
            <text:p>14826471.035</text:p>
          </table:table-cell>
          <table:table-cell office:value-type="float" office:value="80748.835">
            <text:p>80748.83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/>
          <table:table-cell table:formula="of:=((ABS([.B2]-[.B7]))/(([.B2]+[.B7])/2))*100" office:value-type="float" office:value="2.9257224743253">
            <text:p>2.9257224743</text:p>
          </table:table-cell>
          <table:table-cell table:formula="of:=((ABS([.C2]-[.C7]))/(([.C2]+[.C7])/2))*100" office:value-type="float" office:value="0.214553906669047">
            <text:p>0.2145539067</text:p>
          </table:table-cell>
          <table:table-cell table:formula="of:=((ABS([.D2]-[.D7]))/(([.D2]+[.D7])/2))*100" office:value-type="float" office:value="0.696139509882543">
            <text:p>0.6961395099</text:p>
          </table:table-cell>
          <table:table-cell table:formula="of:=((ABS([.E2]-[.E7]))/(([.E2]+[.E7])/2))*100" office:value-type="float" office:value="0.195963158926125">
            <text:p>0.1959631589</text:p>
          </table:table-cell>
          <table:table-cell table:formula="of:=((ABS([.F2]-[.F7]))/(([.F2]+[.F7])/2))*100" office:value-type="float" office:value="0">
            <text:p>0</text:p>
          </table:table-cell>
          <table:table-cell table:formula="of:=((ABS([.G2]-[.G7]))/(([.G2]+[.G7])/2))*100" office:value-type="float" office:value="1.13760920606154">
            <text:p>1.1376092061</text:p>
          </table:table-cell>
          <table:table-cell table:number-columns-repeated="1017"/>
        </table:table-row>
        <table:table-row table:style-name="ro2">
          <table:table-cell/>
          <table:table-cell table:formula="of:=((ABS([.B3]-[.B8]))/(([.B3]+[.B8])/2))*100" office:value-type="float" office:value="0.230982925991816">
            <text:p>0.230982926</text:p>
          </table:table-cell>
          <table:table-cell table:formula="of:=((ABS([.C3]-[.C8]))/(([.C3]+[.C8])/2))*100" office:value-type="float" office:value="0.062807139644052">
            <text:p>0.0628071396</text:p>
          </table:table-cell>
          <table:table-cell table:formula="of:=((ABS([.D3]-[.D8]))/(([.D3]+[.D8])/2))*100" office:value-type="float" office:value="1.07397306610854">
            <text:p>1.0739730661</text:p>
          </table:table-cell>
          <table:table-cell table:formula="of:=((ABS([.E3]-[.E8]))/(([.E3]+[.E8])/2))*100" office:value-type="float" office:value="0.0660647434485758">
            <text:p>0.0660647434</text:p>
          </table:table-cell>
          <table:table-cell table:formula="of:=((ABS([.F3]-[.F8]))/(([.F3]+[.F8])/2))*100" office:value-type="float" office:value="0">
            <text:p>0</text:p>
          </table:table-cell>
          <table:table-cell table:formula="of:=((ABS([.G3]-[.G8]))/(([.G3]+[.G8])/2))*100" office:value-type="float" office:value="0.347691576604296">
            <text:p>0.3476915766</text:p>
          </table:table-cell>
          <table:table-cell table:number-columns-repeated="1017"/>
        </table:table-row>
        <table:table-row table:style-name="ro2">
          <table:table-cell/>
          <table:table-cell table:formula="of:=((ABS([.B4]-[.B9]))/(([.B4]+[.B9])/2))*100" office:value-type="float" office:value="3.03030303030303">
            <text:p>3.0303030303</text:p>
          </table:table-cell>
          <table:table-cell table:formula="of:=((ABS([.C4]-[.C9]))/(([.C4]+[.C9])/2))*100" office:value-type="float" office:value="0.434033318440024">
            <text:p>0.4340333184</text:p>
          </table:table-cell>
          <table:table-cell table:formula="of:=((ABS([.D4]-[.D9]))/(([.D4]+[.D9])/2))*100" office:value-type="float" office:value="0.700275896664166">
            <text:p>0.7002758967</text:p>
          </table:table-cell>
          <table:table-cell table:formula="of:=((ABS([.E4]-[.E9]))/(([.E4]+[.E9])/2))*100" office:value-type="float" office:value="0.402907944293595">
            <text:p>0.4029079443</text:p>
          </table:table-cell>
          <table:table-cell table:formula="of:=((ABS([.F4]-[.F9]))/(([.F4]+[.F9])/2))*100" office:value-type="float" office:value="0">
            <text:p>0</text:p>
          </table:table-cell>
          <table:table-cell table:formula="of:=((ABS([.G4]-[.G9]))/(([.G4]+[.G9])/2))*100" office:value-type="float" office:value="0.0602353202121958">
            <text:p>0.060235320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2.9257224743253">
            <text:p>2.9257224743</text:p>
          </table:table-cell>
          <table:table-cell table:formula="of:=AVERAGE([.C12:.C12])" office:value-type="float" office:value="0.214553906669047">
            <text:p>0.2145539067</text:p>
          </table:table-cell>
          <table:table-cell table:formula="of:=AVERAGE([.D12:.D12])" office:value-type="float" office:value="0.696139509882543">
            <text:p>0.6961395099</text:p>
          </table:table-cell>
          <table:table-cell table:formula="of:=AVERAGE([.E12:.E12])" office:value-type="float" office:value="0.195963158926125">
            <text:p>0.1959631589</text:p>
          </table:table-cell>
          <table:table-cell table:formula="of:=AVERAGE([.F12:.F12])" office:value-type="float" office:value="0">
            <text:p>0</text:p>
          </table:table-cell>
          <table:table-cell table:formula="of:=AVERAGE([.G12:.G12])" office:value-type="float" office:value="1.13760920606154">
            <text:p>1.1376092061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6" table:style-name="ta1">
        <table:table-column table:style-name="co1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GB">
      <number:text> - </number:text>
    </number:number-style>
    <number:text-style style:name="N5120" number:language="en" number:country="GB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£- </number:text>
    </number:number-style>
    <number:text-style style:name="N5121" number:language="en" number:country="GB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2" number:language="en" number:country="GB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23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23" number:language="en" number:country="GB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n" number:country="GB">
      <number:minutes number:style="long"/>
      <number:text>:</number:text>
      <number:seconds number:style="long"/>
    </number:time-style>
    <number:time-style style:name="N5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n" number:country="GB">
      <number:minutes number:style="long"/>
      <number:text>:</number:text>
      <number:seconds number:style="long" number:decimal-places="1"/>
    </number:time-style>
    <number:number-style style:name="N5127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3:09:33</meta:creation-date>
    <dc:date>2016-01-18T13:15:35</dc:date>
    <meta:editing-duration>P0D</meta:editing-duration>
    <meta:editing-cycles>1</meta:editing-cycles>
    <meta:document-statistic meta:table-count="6" meta:cell-count="452" meta:object-count="0"/>
    <meta:generator>LibreOffice/3.5$Linux_X86_64 LibreOffice_project/350m1$Build-2</meta:generator>
  </office:meta>
</office:document-meta>
</file>